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Ubuntu Beta" svg:font-family="'Ubuntu Beta', UbuntuBeta, Ubuntu, 'Bitstream Vera Sans', 'DejaVu Sans', Tahom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과제 설명</text:p>
      <text:p text:style-name="Standard"/>
      <text:p text:style-name="Standard">리눅스 심플 디바이스 템플릿을 만든다. </text:p>
      <text:p text:style-name="Standard"/>
      <text:p text:style-name="Standard"/>
      <text:p text:style-name="Standard">아래로 결과 확인</text:p>
      <text:p text:style-name="Standard"/>
      <text:p text:style-name="Standard">insmod simple_deivce.ko</text:p>
      <text:p text:style-name="Standard">rmmod simple_deivce</text:p>
      <text:p text:style-name="Standard"/>
      <text:p text:style-name="Standard">demsg</text:p>
      <text:p text:style-name="Standard"/>
      <text:p text:style-name="Standard"/>
      <text:p text:style-name="Standard">환경 : 우분투 12.04</text:p>
      <text:p text:style-name="Standard"/>
      <text:p text:style-name="Standard">빌드 방법</text:p>
      <text:p text:style-name="Standard">$make</text:p>
      <text:p text:style-name="Standard"/>
      <text:p text:style-name="Standard">실행 방법</text:p>
      <text:p text:style-name="Standard">$sudo insmod simple_misc_device.ko</text:p>
      <text:p text:style-name="Standard">$dmesg</text:p>
      <text:p text:style-name="Standard"/>
      <text:p text:style-name="Standard">[2247967.993440] MODNAME=simple_misc_device <text:s/>init </text:p>
      <text:p text:style-name="Standard"/>
      <text:p text:style-name="Standard">$sudo rmmod simple_misc_device.ko</text:p>
      <text:p text:style-name="Standard">$dmesg</text:p>
      <text:p text:style-name="Standard"/>
      <text:p text:style-name="Standard">$sudo rmmod simple_misc_device </text:p>
      <text:p text:style-name="Standard">$dmesg </text:p>
      <text:p text:style-name="Standard">[2247967.993440] MODNAME=simple_misc_device <text:s/>init </text:p>
      <text:p text:style-name="Standard">[2247987.247679] MODNAME=simple_misc_device cleanup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Ubuntu Beta" svg:font-family="'Ubuntu Beta', UbuntuBeta, Ubuntu, 'Bitstream Vera Sans', 'DejaVu Sans', Tahoma, 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NSimSun" style:font-size-asian="10pt" style:font-name-complex="Lohit Hindi2" style:font-size-complex="10pt"/>
    </style:style>
    <style:style style:name="Teletype" style:family="text">
      <style:text-properties style:font-name="DejaVu Sans Mono" style:font-name-asian="NSimSun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12T08:00:36</meta:creation-date>
    <dc:date>2014-06-12T08:51:04</dc:date>
    <meta:editing-duration>PT25M43S</meta:editing-duration>
    <meta:editing-cycles>5</meta:editing-cycles>
    <meta:generator>OpenOffice/4.1.0$Unix OpenOffice.org_project/410m18$Build-9764</meta:generator>
    <meta:document-statistic meta:table-count="0" meta:image-count="0" meta:object-count="0" meta:page-count="1" meta:paragraph-count="19" meta:word-count="70" meta:character-count="381"/>
  </office:meta>
</office:document-meta>
</file>